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00fe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LOD Streaming?</text:p>
      <text:p text:style-name="Standard"/>
      <text:p text:style-name="Standard">LOD streaming loads only the simulation data currently visible to the camera, similar to how Google Maps loads only visible map tiles or Netflix streams video in chunks. Instead of loading the entire 40GB dataset into memory, it is split into small pieces and only the required data is loaded at any moment.</text:p>
      <text:p text:style-name="Standard"/>
      <text:p text:style-name="P1"/>
      <text:p text:style-name="P1">How It Works</text:p>
      <text:p text:style-name="Standard"/>
      <text:p text:style-name="Standard">1. Preprocessing (Offline)</text:p>
      <text:p text:style-name="Standard"><text:s text:c="3"/>Split the 40GB dataset into spatial and temporal chunks:</text:p>
      <text:p text:style-name="Standard"/>
      <text:p text:style-name="Standard">* Spatial chunking: Divide 3D space into a grid of cubes</text:p>
      <text:p text:style-name="Standard">* Temporal chunking: Divide time into segments</text:p>
      <text:p text:style-name="Standard">* Result: ~24,000 small chunk files (~1.7MB each)</text:p>
      <text:p text:style-name="Standard">* Create index: JSON file mapping chunks to spatial and temporal location</text:p>
      <text:p text:style-name="Standard"/>
      <text:p text:style-name="Standard">2. Runtime (Unity)</text:p>
      <text:p text:style-name="Standard"><text:s text:c="3"/>Camera Tracking System:</text:p>
      <text:p text:style-name="Standard"/>
      <text:p text:style-name="Standard">* Track camera position and viewing direction every frame</text:p>
      <text:p text:style-name="Standard">* Calculate view frustum</text:p>
      <text:p text:style-name="Standard">* Track current playback time</text:p>
      <text:p text:style-name="Standard"/>
      <text:p text:style-name="P1">Chunk Loading System:</text:p>
      <text:p text:style-name="Standard"/>
      <text:p text:style-name="Standard">* Query index for chunks inside view frustum</text:p>
      <text:p text:style-name="Standard">* Load only visible chunks asynchronously</text:p>
      <text:p text:style-name="Standard">* Preload chunks likely to be viewed next</text:p>
      <text:p text:style-name="Standard"/>
      <text:p text:style-name="P1">Memory Management:</text:p>
      <text:p text:style-name="Standard"/>
      <text:p text:style-name="Standard">* Monitor memory usage</text:p>
      <text:p text:style-name="Standard">* When budget exceeded, unload least-recently-used chunks</text:p>
      <text:p text:style-name="Standard">* Prioritize: visible chunks &gt; predicted chunks &gt; cached chunks</text:p>
      <text:p text:style-name="Standard"/>
      <text:p text:style-name="P1">Technical Implementation</text:p>
      <text:p text:style-name="Standard"/>
      <text:p text:style-name="Standard">Unity Components Needed</text:p>
      <text:p text:style-name="Standard">ChunkManager.cs – master controller</text:p>
      <text:p text:style-name="Standard">CameraTracker.cs – computes frustum</text:p>
      <text:p text:style-name="Standard">ChunkLoader.cs – async file I/O and parsing</text:p>
      <text:p text:style-name="Standard">MemoryManager.cs – tracks usage and evicts via LRU</text:p>
      <text:p text:style-name="Standard">ChunkIndex.cs – queries chunks by position/time</text:p>
      <text:p text:style-name="Standard"/>
      <text:p text:style-name="P1">Frustum Culling</text:p>
      <text:p text:style-name="Standard">For each chunk in index:</text:p>
      <text:p text:style-name="Standard"/>
      <text:p text:style-name="Standard">1. Get chunk bounding box</text:p>
      <text:p text:style-name="Standard">2. Test intersection with camera frustum</text:p>
      <text:p text:style-name="Standard">3. Check if chunk time matches current playback time</text:p>
      <text:p text:style-name="Standard"><text:soft-page-break/>4. If both pass, add to load queue</text:p>
      <text:p text:style-name="Standard"/>
      <text:p text:style-name="P1">LRU Memory Management</text:p>
      <text:p text:style-name="Standard">If memory usage &gt; budget:</text:p>
      <text:p text:style-name="Standard"/>
      <text:p text:style-name="Standard">1. Sort loaded chunks by last access time</text:p>
      <text:p text:style-name="Standard">2. Unload oldest chunks outside frustum</text:p>
      <text:p text:style-name="Standard">3. Free Unity objects</text:p>
      <text:p text:style-name="Standard">4. Repeat until under budget</text:p>
      <text:p text:style-name="Standard"/>
      <text:p text:style-name="Standard">Implementation Timeline</text:p>
      <text:p text:style-name="Standard"/>
      <text:p text:style-name="Standard">Phase 1: Preprocessing script</text:p>
      <text:p text:style-name="Standard">Phase 2: Basic loader</text:p>
      <text:p text:style-name="Standard">Phase 3: Frustum streaming</text:p>
      <text:p text:style-name="Standard">Phase 4: Memory management</text:p>
      <text:p text:style-name="Standard">Phase 5: Optimization</text:p>
      <text:p text:style-name="Standard"/>
      <text:p text:style-name="Standard"/>
      <text:p text:style-name="P1">Expected Results</text:p>
      <text:p text:style-name="Standard"/>
      <text:p text:style-name="Standard">RAM Required: 16GB+ → <text:span text:style-name="T1">5-8</text:span>GB</text:p>
      <text:p text:style-name="Standard">Startup Time: minutes → &lt;30 seconds</text:p>
      <text:p text:style-name="Standard">Hardware: high-end workstation → mid-range laptop</text:p>
      <text:p text:style-name="Standard">Frame Rate: &lt;10 FPS → 30+ FPS</text:p>
      <text:p text:style-name="Standard"/>
      <text:p text:style-name="P1">Risks &amp; Mitigation</text:p>
      <text:p text:style-name="Standard"/>
      <text:p text:style-name="Standard">Risk: File I/O stutter</text:p>
      <text:p text:style-name="Standard">Mitigation: async loading, SSD, predictive preloading</text:p>
      <text:p text:style-name="Standard"/>
      <text:p text:style-name="Standard">Risk: Implementation complexity</text:p>
      <text:p text:style-name="Standard">Mitigation: phased build, testing, tutorials</text:p>
      <text:p text:style-name="Standard"/>
      <text:p text:style-name="Standard">Risk: Pop-in</text:p>
      <text:p text:style-name="Standard">Mitigation: predictive loading, placeholders, smooth transitions</text:p>
      <text:p text:style-name="Standard"/>
      <text:p text:style-name="Standard">Integration with Other Optimizations</text:p>
      <text:p text:style-name="Standard"/>
      <text:p text:style-name="Standard">Original: 80GB file, 16GB RAM</text:p>
      <text:p text:style-name="Standard"/>
      <text:p text:style-name="Standard">* Temporal interpolation: 8GB file, 8GB RAM</text:p>
      <text:p text:style-name="Standard">* Procedural waves: 5GB file, 5GB RAM</text:p>
      <text:p text:style-name="Standard">* LOD streaming: 5GB on disk, 2GB RAM</text:p>
      <text:p text:style-name="Standard"/>
      <text:p text:style-name="Standard">Combined result: major file and memory reduction.</text:p>
      <text:p text:style-name="Standard"/>
      <text:p text:style-name="Standard"/>
      <text:p text:style-name="Standard"/>
      <text:p text:style-name="P1">Next Steps</text:p>
      <text:p text:style-name="Standard"/>
      <text:p text:style-name="Standard">Obtain dataset</text:p>
      <text:p text:style-name="Standard"><text:soft-page-break/>Write Python chunking script</text:p>
      <text:p text:style-name="Standard">Design chunk format and index</text:p>
      <text:p text:style-name="Standard">Implement Unity chunk loader prototype</text:p>
      <text:p text:style-name="Standard">Demo proof-of-concep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1T11:41:35.570126750</meta:creation-date>
    <dc:date>2025-12-01T11:43:42.492763177</dc:date>
    <meta:editing-duration>PT2M7S</meta:editing-duration>
    <meta:editing-cycles>1</meta:editing-cycles>
    <meta:document-statistic meta:table-count="0" meta:image-count="0" meta:object-count="0" meta:page-count="3" meta:paragraph-count="71" meta:word-count="411" meta:character-count="2650" meta:non-whitespace-character-count="2299"/>
    <meta:generator>LibreOffice/24.2.7.2$Linux_X86_64 LibreOffice_project/420$Build-2</meta:generator>
  </office:meta>
</office:document-meta>
</file>